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77343"/>
    </style:style>
    <style:style style:name="T1" style:family="text">
      <style:text-properties fo:font-style="italic"/>
    </style:style>
    <style:style style:name="T2" style:family="text">
      <style:text-properties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gu(股估)是适用于金融/投资领域数据分析及量化工程的开源项目，通过对互联网上的公开数据进行采集、清洗和存储，完成了对股票/债券/基金等金融数据的统一调用和分析。其优点是速度快、可定制及高度的可复用性。您不仅可以将其作为单独的数据接口使用，还可以将其集成在您的项目中作为数据获取api进行调用。</text:p>
      <text:p text:style-name="Standard"/>
      <text:p text:style-name="Standard">大家可能之前用过类似的开源项目，本人之前在进行金融数据分析时也是使用其他开源项目获取数据的。然而现在很多开源项目变成了半开源甚至闭源，您需要获取许可才能使用或者需要累积积分才能获得更多的权限，这对于喜欢自己动手并自由定制的朋友会有很多的不便。为了充分发扬开源精神倡导自由软件理念本人开发了gugu，作为开源社区版的金融数据api，我们承诺gugu将永远开源并不做任何限制以提供给广大金融/投资数据分析及量化爱好者自由使用！</text:p>
      <text:p text:style-name="Standard"/>
      <text:p text:style-name="Standard">[b]使用前提：[/b]</text:p>
      <text:p text:style-name="Standard">python 2.x/3.x</text:p>
      <text:p text:style-name="Standard">pandas 安装：[i]pip install pandas[/i] or [i]pip3 install pandas[/i]</text:p>
      <text:p text:style-name="Standard">lxml 安装：[i]pip install lxml[/i] or [i]pip3 install lxml[/i]</text:p>
      <text:p text:style-name="Standard">xlrd 安装：[i]pip install xlrd[/i] or [i]pip3 install xlrd[/i]</text:p>
      <text:p text:style-name="Standard"/>
      <text:p text:style-name="Standard">[b]安装方式：[/b]</text:p>
      <text:p text:style-name="Standard">方式1： [i]pip install gugu[/i] or [i]pip3 install gugu[/i]</text:p>
      <text:p text:style-name="Standard">方式2： [i]python setup.py install[/i]</text:p>
      <text:p text:style-name="Standard">方式3：访问 [url]https://pypi.python.org/pypi/gugu/[/url] 下载安装</text:p>
      <text:p text:style-name="Standard"/>
      <text:p text:style-name="Standard">[b]版本升级：[/b]</text:p>
      <text:p text:style-name="Standard">[i]pip install gugu --upgrade[/i] or [i]pip3 install gugu --upgrade[/i] </text:p>
      <text:p text:style-name="Standard">查看当前版本的方法：</text:p>
      <text:p text:style-name="Standard">[i]import gugu</text:p>
      <text:p text:style-name="Standard">print(gugu.__version__)</text:p>
      <text:p text:style-name="Standard"/>
      <text:p text:style-name="Standard">[b]版本信息：[/b]</text:p>
      <text:p text:style-name="P1"><text:span text:style-name="T1">0.1.5 2019/03/20<text:line-break/></text:span><text:span text:style-name="T2">完善文档，修复</text:span><text:span text:style-name="T1">bugs</text:span></text:p>
      <text:p text:style-name="P1"><text:span text:style-name="T1"><text:line-break/>0.1.0 2019/02/03<text:line-break/></text:span><text:span text:style-name="T2">创建第一个版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29:52.030115421</meta:creation-date>
    <dc:date>2019-03-20T15:25:44.916105803</dc:date>
    <meta:editing-duration>PT1M2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481" meta:character-count="925" meta:non-whitespace-character-count="876"/>
  </office:meta>
</office:document-meta>
</file>